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F0000002FB8CA64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0.984cm" svg:y="1cm">
          <draw:image xlink:href="Pictures/100000000000012F0000002FB8CA64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5:40</dc:date>
    <meta:generator>NeoOffice/3.2015.3$Unix OpenOffice.org_project/</meta:generator>
    <meta:editing-duration>PT00H15M45S</meta:editing-duration>
    <meta:editing-cycles>31</meta:editing-cycles>
    <meta:document-statistic meta:object-count="1"/>
  </office:meta>
</office:document-meta>
</file>